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808080" draw:fill="gradient" draw:fill-gradient-name="Gradiente_20_7a" draw:textarea-horizontal-align="center" draw:textarea-vertical-align="middle" draw:shadow="visible" draw:shadow-offset-x="0.05cm" draw:shadow-offset-y="0.05cm" draw:shadow-color="#cccccc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794cm"/>
    </style:style>
    <style:style style:name="gr3" style:family="graphic" style:parent-style-name="standard">
      <style:graphic-properties svg:stroke-color="#808080" draw:textarea-horizontal-align="center" draw:textarea-vertical-align="middle" draw:shadow="visible" draw:shadow-offset-x="0.01cm" draw:shadow-offset-y="0.01cm" draw:shadow-color="#ffffff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95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.7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svg:stroke-color="#808080" draw:fill="solid" draw:fill-color="#ffcc99" draw:fill-gradient-name="Gradient_20_1" draw:opacity="100%" draw:opacity-name="Transparency_20_1" draw:textarea-horizontal-align="center" draw:textarea-vertical-align="middle" draw:shadow="visible" draw:shadow-offset-x="0.05cm" draw:shadow-offset-y="0.05cm" draw:shadow-color="#cccccc" draw:shadow-opacity="100%"/>
    </style:style>
    <style:style style:name="gr9" style:family="graphic" style:parent-style-name="standard">
      <style:graphic-properties svg:stroke-color="#808080" draw:fill="solid" draw:fill-color="#ffcc99" draw:fill-gradient-name="Gradient_20_1" draw:opacity-name="Transparency_20_1" draw:textarea-horizontal-align="center" draw:textarea-vertical-align="middle" draw:shadow="visible" draw:shadow-offset-x="0.05cm" draw:shadow-offset-y="0.05cm" draw:shadow-color="#cccccc"/>
    </style:style>
    <style:style style:name="gr10" style:family="graphic" style:parent-style-name="standard">
      <style:graphic-properties svg:stroke-color="#808080" draw:fill="solid" draw:fill-color="#ffcc99" draw:fill-gradient-name="Gradient_20_1" draw:opacity-name="Transparency_20_1" draw:textarea-horizontal-align="center" draw:textarea-vertical-align="middle" draw:fit-to-contour="false" fo:padding-top="0cm" fo:padding-bottom="0cm" fo:padding-left="0cm" fo:padding-right="0cm" draw:shadow="visible" draw:shadow-offset-x="0.05cm" draw:shadow-offset-y="0.05cm" draw:shadow-color="#cccccc"/>
    </style:style>
    <style:style style:name="gr11" style:family="graphic" style:parent-style-name="standard">
      <style:graphic-properties svg:stroke-color="#808080" draw:fill="solid" draw:fill-color="#9966cc" draw:fill-gradient-name="Gradient_20_1" draw:opacity="100%" draw:opacity-name="Transparency_20_1" draw:textarea-horizontal-align="center" draw:textarea-vertical-align="middle" draw:shadow="visible" draw:shadow-offset-x="0.05cm" draw:shadow-offset-y="0.05cm" draw:shadow-color="#cccccc" draw:shadow-opacity="100%"/>
    </style:style>
    <style:style style:name="gr12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3" style:family="graphic" style:parent-style-name="standard">
      <style:graphic-properties svg:stroke-color="#808080" draw:fill-color="#94bd5e" draw:opacity-name="Transparency_20_1" draw:textarea-horizontal-align="center" draw:textarea-vertical-align="middle" draw:shadow="visible" draw:shadow-offset-x="0.05cm" draw:shadow-offset-y="0.05cm" draw:shadow-color="#cccccc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line-height="100%" fo:text-align="center"/>
      <style:text-properties fo:color="#ffffff" fo:font-family="'DejaVu Sans'" style:font-style-name="Book" style:font-family-generic="swiss" style:font-pitch="variable" fo:font-size="44pt" style:font-size-asian="44pt" style:font-size-complex="4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family="'DejaVu Sans'" style:font-family-generic="swiss" style:font-pitch="variable" fo:font-size="11pt" style:font-size-asian="11pt" style:font-size-complex="11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4c4c4c" fo:font-family="'DejaVu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font-family="'DejaVu Sans'" style:font-family-generic="swiss" style:font-pitch="variable" fo:font-size="14pt" style:font-size-asian="14pt" style:font-size-complex="14pt"/>
    </style:style>
    <style:style style:name="P9" style:family="paragraph">
      <style:paragraph-properties fo:text-align="center"/>
      <style:text-properties fo:font-family="'DejaVu Sans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ffff"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fo:font-family="'DejaVu Sans'" style:font-style-name="Book" style:font-family-generic="swiss" style:font-pitch="variable" fo:font-size="44pt" style:font-size-asian="44pt" style:font-size-complex="44pt"/>
    </style:style>
    <style:style style:name="T2" style:family="text">
      <style:text-properties fo:color="#ffffff" fo:font-family="'DejaVu Sans'" style:font-style-name="Book" style:font-family-generic="swiss" style:font-pitch="variable" fo:font-size="12pt" style:font-size-asian="12pt" style:font-size-complex="12pt"/>
    </style:style>
    <style:style style:name="T3" style:family="text">
      <style:text-properties fo:font-family="'DejaVu Sans'" style:font-family-generic="swiss" style:font-pitch="variable" fo:font-size="11pt" fo:text-shadow="1pt 1pt" style:font-size-asian="11pt" style:font-size-complex="11pt"/>
    </style:style>
    <style:style style:name="T4" style:family="text">
      <style:text-properties fo:font-family="'DejaVu Sans'" style:font-family-generic="swiss" style:font-pitch="variable" fo:font-size="11pt" style:font-size-asian="11pt" style:font-size-complex="11pt"/>
    </style:style>
    <style:style style:name="T5" style:family="text">
      <style:text-properties fo:color="#ffffff" fo:font-family="'DejaVu Sans'" style:font-style-name="Book" style:font-family-generic="swiss" style:font-pitch="variable" fo:font-size="32pt" style:font-size-asian="32pt" style:font-size-complex="32pt"/>
    </style:style>
    <style:style style:name="T6" style:family="text">
      <style:text-properties fo:color="#ffffff" fo:font-family="'DejaVu Sans'" style:font-style-name="Book" style:font-family-generic="swiss" style:font-pitch="variable" fo:font-size="10pt" style:font-size-asian="10pt" style:font-size-complex="10pt"/>
    </style:style>
    <style:style style:name="T7" style:family="text">
      <style:text-properties fo:color="#4c4c4c" fo:font-family="'DejaVu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family="'DejaVu Sans'" style:font-family-generic="swiss" style:font-pitch="variable" fo:font-size="14pt" style:font-size-asian="14pt" style:font-size-complex="14pt"/>
    </style:style>
    <style:style style:name="T9" style:family="text">
      <style:text-properties fo:font-family="'DejaVu Sans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g>
              <draw:rect draw:style-name="gr1" draw:text-style-name="P1" draw:layer="layout" svg:width="19.59cm" svg:height="5cm" svg:x="4.912cm" svg:y="19.09cm">
                <text:p text:style-name="P6"/>
              </draw:rect>
              <draw:frame draw:style-name="gr2" draw:text-style-name="P3" draw:layer="layout" svg:width="8.882cm" svg:height="2.559cm" svg:x="6.189cm" svg:y="20.09cm">
                <draw:text-box>
                  <text:p text:style-name="P2"><text:span text:style-name="T1">HDF</text:span></text:p>
                  <text:p text:style-name="P2"><text:span text:style-name="T2">(Hierarchical Data Format - v5)</text:span></text:p>
                </draw:text-box>
              </draw:frame>
              <draw:g>
                <draw:line draw:style-name="gr3" draw:text-style-name="P1" draw:layer="layout" svg:x1="15.795cm" svg:y1="19.39cm" svg:x2="15.795cm" svg:y2="23.89cm">
                  <text:p text:style-name="P6"/>
                </draw:line>
                <draw:frame draw:style-name="gr4" draw:text-style-name="P5" draw:layer="layout" svg:width="7.254cm" svg:height="4.25cm" svg:x="16.523cm" svg:y="19.49cm">
                  <draw:text-box>
                    <text:p text:style-name="P4"><text:span text:style-name="T3">Implementa un modelo para administrar y almacenar datos</text:span><text:span text:style-name="T4"> científicos en varios formatos: <text:s/>númerico, imagenes, etc.</text:span></text:p>
                  </draw:text-box>
                </draw:frame>
              </draw:g>
            </draw:g>
            <draw:g>
              <draw:rect draw:style-name="gr1" draw:text-style-name="P1" draw:layer="layout" svg:width="11.09cm" svg:height="5cm" svg:x="4.912cm" svg:y="13.69cm">
                <text:p text:style-name="P6"/>
              </draw:rect>
              <draw:frame draw:style-name="gr5" draw:text-style-name="P3" draw:layer="layout" svg:width="5.069cm" svg:height="2.39cm" svg:x="5.313cm" svg:y="14.69cm">
                <draw:text-box>
                  <text:p text:style-name="P2"><text:span text:style-name="T5">NetCDF</text:span></text:p>
                  <text:p text:style-name="P2"><text:span text:style-name="T6">(Network Common</text:span></text:p>
                  <text:p text:style-name="P2"><text:span text:style-name="T6"><text:s/></text:span><text:span text:style-name="T6">Data Format - v4)</text:span></text:p>
                </draw:text-box>
              </draw:frame>
              <draw:line draw:style-name="gr3" draw:text-style-name="P1" draw:layer="layout" svg:x1="10.827cm" svg:y1="13.99cm" svg:x2="10.827cm" svg:y2="18.49cm">
                <text:p text:style-name="P6"/>
              </draw:line>
              <draw:frame draw:style-name="gr6" draw:text-style-name="P5" draw:layer="layout" svg:width="4.753cm" svg:height="4cm" svg:x="11.038cm" svg:y="14.19cm">
                <draw:text-box>
                  <text:p text:style-name="P4"><text:span text:style-name="T3">Implementa un modelo para administrar y almacenar datos</text:span><text:span text:style-name="T4"> científicos en forma de arreglos numéricos multidimensionales</text:span></text:p>
                </draw:text-box>
              </draw:frame>
            </draw:g>
            <draw:frame draw:style-name="gr7" draw:text-style-name="P7" draw:layer="layout" svg:width="9cm" svg:height="0.865cm" svg:x="5.402cm" svg:y="12.541cm">
              <draw:text-box>
                <text:p text:style-name="P6"><text:span text:style-name="T7">Modelo de Datos</text:span></text:p>
              </draw:text-box>
            </draw:frame>
            <draw:rect draw:style-name="gr8" draw:text-style-name="P8" draw:layer="layout" svg:width="3.5cm" svg:height="2.5cm" svg:x="5.002cm" svg:y="9.041cm">
              <text:p text:style-name="P4"><text:span text:style-name="T8">SINOP</text:span></text:p>
            </draw:rect>
            <draw:rect draw:style-name="gr9" draw:text-style-name="P8" draw:layer="layout" svg:width="3.5cm" svg:height="2.5cm" svg:x="8.702cm" svg:y="9.041cm">
              <text:p text:style-name="P4"><text:span text:style-name="T8">Modelos </text:span></text:p>
              <text:p text:style-name="P4"><text:span text:style-name="T8">Globales</text:span></text:p>
            </draw:rect>
            <draw:rect draw:style-name="gr10" draw:text-style-name="P8" draw:layer="layout" svg:width="3.5cm" svg:height="2.5cm" svg:x="12.402cm" svg:y="9.041cm">
              <text:p text:style-name="P4"><text:span text:style-name="T8">Estaciones </text:span></text:p>
              <text:p text:style-name="P4"><text:span text:style-name="T8">de </text:span></text:p>
              <text:p text:style-name="P4"><text:span text:style-name="T8">Observación</text:span></text:p>
            </draw:rect>
            <draw:rect draw:style-name="gr11" draw:text-style-name="P8" draw:layer="layout" svg:width="3.5cm" svg:height="2.5cm" svg:x="16.702cm" svg:y="15.841cm">
              <text:p text:style-name="P4"><text:span text:style-name="T8">Raster de</text:span></text:p>
              <text:p text:style-name="P4"><text:span text:style-name="T8">Satélites</text:span></text:p>
            </draw:rect>
            <draw:rect draw:style-name="gr11" draw:text-style-name="P8" draw:layer="layout" svg:width="3.5cm" svg:height="2.5cm" svg:x="20.702cm" svg:y="15.841cm">
              <text:p text:style-name="P4"><text:span text:style-name="T8">Imágenes</text:span></text:p>
              <text:p text:style-name="P4"><text:span text:style-name="T8">De Radar</text:span></text:p>
            </draw:rect>
            <draw:rect draw:style-name="gr11" draw:text-style-name="P8" draw:layer="layout" svg:width="3.5cm" svg:height="2.5cm" svg:x="16.702cm" svg:y="13.041cm">
              <text:p text:style-name="P4"><text:span text:style-name="T8">Vectoriales</text:span></text:p>
              <text:p text:style-name="P4"><text:span text:style-name="T8">Geográficos</text:span></text:p>
            </draw:rect>
            <draw:g>
              <draw:line draw:style-name="gr12" draw:text-style-name="P1" draw:layer="layout" svg:x1="25.002cm" svg:y1="24.318cm" svg:x2="25.002cm" svg:y2="18.844cm">
                <text:p text:style-name="P6"/>
              </draw:line>
              <draw:line draw:style-name="gr12" draw:text-style-name="P1" draw:layer="layout" svg:x1="4.502cm" svg:y1="12.041cm" svg:x2="4.515cm" svg:y2="24.318cm">
                <text:p text:style-name="P6"/>
              </draw:line>
              <draw:line draw:style-name="gr12" draw:text-style-name="P1" draw:layer="layout" svg:x1="4.515cm" svg:y1="24.418cm" svg:x2="25.002cm" svg:y2="24.318cm">
                <text:p text:style-name="P6"/>
              </draw:line>
              <draw:path draw:style-name="gr12" draw:text-style-name="P1" draw:layer="layout" svg:width="11.999cm" svg:height="0cm" svg:x="4.502cm" svg:y="12.041cm" svg:viewBox="0 0 12000 0" svg:d="m0 0c4000 0 8000 0 12000 0">
                <text:p text:style-name="P6"/>
              </draw:path>
              <draw:path draw:style-name="gr12" draw:text-style-name="P1" draw:layer="layout" svg:width="8.999cm" svg:height="-0.001cm" draw:transform="rotate (3.1415926535892) translate (25.002cm 18.744cm)" svg:viewBox="0 0 9000 0" svg:d="m0-37488c3000 0 6000 0 9000 0">
                <text:p text:style-name="P6"/>
              </draw:path>
              <draw:path draw:style-name="gr12" draw:text-style-name="P1" draw:layer="layout" svg:width="0cm" svg:height="6.199cm" svg:x="16.208cm" svg:y="12.041cm" svg:viewBox="0 0 0 6200" svg:d="m0 6200c0-2067 0-4133 0-6200">
                <text:p text:style-name="P6"/>
              </draw:path>
            </draw:g>
            <draw:line draw:style-name="gr12" draw:text-style-name="P1" draw:layer="layout" svg:x1="4.5cm" svg:y1="11.771cm" svg:x2="4.538cm" svg:y2="7.538cm">
              <text:p text:style-name="P6"/>
            </draw:line>
            <draw:line draw:style-name="gr12" draw:text-style-name="P1" draw:layer="layout" svg:x1="4.538cm" svg:y1="7.538cm" svg:x2="24.986cm" svg:y2="7.5cm">
              <text:p text:style-name="P6"/>
            </draw:line>
            <draw:line draw:style-name="gr12" draw:text-style-name="P1" draw:layer="layout" svg:x1="24.986cm" svg:y1="7.5cm" svg:x2="25.002cm" svg:y2="18.229cm">
              <text:p text:style-name="P6"/>
            </draw:line>
            <draw:frame draw:style-name="gr7" draw:text-style-name="P7" draw:layer="layout" svg:width="9cm" svg:height="0.865cm" svg:x="5.402cm" svg:y="7.842cm">
              <draw:text-box>
                <text:p text:style-name="P6"><text:span text:style-name="T7">Datos de Análisis</text:span></text:p>
              </draw:text-box>
            </draw:frame>
            <draw:rect draw:style-name="gr11" draw:text-style-name="P8" draw:layer="layout" svg:width="3.5cm" svg:height="2.5cm" svg:x="20.702cm" svg:y="13.041cm">
              <text:p text:style-name="P4"><text:span text:style-name="T8">Otros</text:span></text:p>
            </draw:rect>
          </draw:g>
          <draw:rect draw:style-name="gr13" draw:text-style-name="P9" draw:layer="layout" svg:width="4.4cm" svg:height="3cm" svg:x="5.5cm" svg:y="4cm">
            <text:p text:style-name="P4"><text:span text:style-name="T9">Mapas </text:span></text:p>
            <text:p text:style-name="P4"><text:span text:style-name="T9">Climáticos y </text:span></text:p>
            <text:p text:style-name="P4"><text:span text:style-name="T9">de Tiempo</text:span></text:p>
          </draw:rect>
          <draw:rect draw:style-name="gr13" draw:text-style-name="P9" draw:layer="layout" svg:width="4.4cm" svg:height="3cm" svg:x="10.2cm" svg:y="4cm">
            <text:p text:style-name="P4"><text:span text:style-name="T9">Modelos de </text:span></text:p>
            <text:p text:style-name="P4"><text:span text:style-name="T9">Numéricos </text:span></text:p>
            <text:p text:style-name="P4"><text:span text:style-name="T9">Regionales</text:span></text:p>
          </draw:rect>
          <draw:rect draw:style-name="gr13" draw:text-style-name="P10" draw:layer="layout" svg:width="4.4cm" svg:height="3cm" svg:x="14.9cm" svg:y="4cm">
            <text:p text:style-name="P4">Cambio</text:p>
            <text:p text:style-name="P4">Climático</text:p>
          </draw:rect>
          <draw:rect draw:style-name="gr13" draw:text-style-name="P10" draw:layer="layout" svg:width="4.4cm" svg:height="3cm" svg:x="19.6cm" svg:y="4cm">
            <text:p text:style-name="P4">SDM</text:p>
          </draw:rect>
          <draw:frame draw:style-name="gr7" draw:text-style-name="P7" draw:layer="layout" svg:width="9cm" svg:height="0.865cm" svg:x="5.402cm" svg:y="2.842cm">
            <draw:text-box>
              <text:p text:style-name="P6"><text:span text:style-name="T7">Herramientas de Análisis</text:span></text:p>
            </draw:text-box>
          </draw:frame>
          <draw:g>
            <draw:connector draw:style-name="gr12" draw:text-style-name="P1" draw:id="id1" draw:layer="layout" draw:type="line" svg:x1="4.541cm" svg:y1="7.135cm" svg:x2="4.541cm" svg:y2="2.594cm" svg:d="m4541 7135v-4541">
              <text:p text:style-name="P6"/>
            </draw:connector>
            <draw:connector draw:style-name="gr12" draw:text-style-name="P1" draw:id="id2" draw:layer="layout" draw:type="line" svg:x1="4.541cm" svg:y1="2.694cm" svg:x2="24.997cm" svg:y2="2.594cm" draw:start-shape="id1" draw:start-glue-point="3" svg:d="m4541 2694 20456-100">
              <text:p text:style-name="P6"/>
            </draw:connector>
            <draw:connector draw:style-name="gr12" draw:text-style-name="P1" draw:layer="layout" draw:type="line" svg:x1="24.997cm" svg:y1="2.694cm" svg:x2="24.997cm" svg:y2="7.254cm" draw:start-shape="id2" draw:start-glue-point="3" svg:d="m24997 2694v4560">
              <text:p text:style-name="P6"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e_20_7a" draw:display-name="Gradiente 7a" draw:style="linear" draw:start-color="#0084d1" draw:end-color="#ffffff" draw:start-intensity="100%" draw:end-intensity="100%" draw:angle="45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PY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lberto Giménez</meta:initial-creator>
    <meta:creation-date>2009-01-09T11:37:22</meta:creation-date>
    <dc:date>2009-01-15T23:12:47</dc:date>
    <meta:editing-cycles>7</meta:editing-cycles>
    <meta:editing-duration>PT2H9M46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41"/>
  </office:meta>
</office:document-meta>
</file>